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0799" officeooo:paragraph-rsid="001e0799"/>
    </style:style>
    <style:style style:name="P2" style:family="paragraph" style:parent-style-name="Standard">
      <style:text-properties officeooo:rsid="001ee8ea" officeooo:paragraph-rsid="001ee8ea"/>
    </style:style>
    <style:style style:name="P3" style:family="paragraph" style:parent-style-name="Standard">
      <style:text-properties officeooo:rsid="002052e3" officeooo:paragraph-rsid="002052e3"/>
    </style:style>
    <style:style style:name="T1" style:family="text">
      <style:text-properties officeooo:rsid="0023d0e1"/>
    </style:style>
    <style:style style:name="T2" style:family="text">
      <style:text-properties officeooo:rsid="002541b1"/>
    </style:style>
    <style:style style:name="T3" style:family="text">
      <style:text-properties officeooo:rsid="002090e5"/>
    </style:style>
    <style:style style:name="T4" style:family="text">
      <style:text-properties officeooo:rsid="002226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tion zu dem Sequenz-Diagramm B1</text:p>
      <text:p text:style-name="P1"/>
      <text:p text:style-name="P2">Sequenzdiagramm: Login</text:p>
      <text:p text:style-name="P2"/>
      <text:p text:style-name="P2">Das <text:span text:style-name="T1">erste Diagramm bildet den Login-Prozess ab</text:span>. Der Nutzer meldet sich mit seinen Anmeldedaten (In diesem Fall die Kunden-ID und das Passwort) an. Sollte die Authentifizierung erfolgreich sein, so gibt das System eine Antwort an den Nutzer zurück, dass die Anmeldung erfolgreich war und er eine Buchung vornehmen kann. Sollte der Nutzer allerdings 3 Mal seine Anmeldedaten falsch eingeben, so sperrt das System den Account. Der Nutzer erhält eine Nachricht darüber, dass sein Account gesperrt wurde und wird aus dem Login geschmissen. Es besteht die Möglichkeit, den Account wieder zu reaktivieren. Wenn der Nutzer diese Möglichkeit wahrnimmt, so erstellt das System ein Code, welcher über die Mailadresse des Nutzers bestätigt werden muss. Danach erstellt der Nutzer ein neues Passwort. Dieses Passwort wird im System gespeichert und die Anmeldung war erfolgreich. Nun kann eine Buchung durchgeführt werden. Das genaue Vorgehen ist im nächsten Diagramm beschrieben.</text:p>
      <text:p text:style-name="P2"/>
      <text:p text:style-name="P3">Sequenzdiagramm: Offer</text:p>
      <text:p text:style-name="P3"/>
      <text:p text:style-name="P3">Das <text:span text:style-name="T2">zweite</text:span> Diagramm von B1 schließt sich an das Login-Sequenzdiagramm an. Nach erfolgreicher Anmeldung kann der Nutzer nun seine Buchung vornehmen, diese beinhaltet den Auto-Typ, die Abholstation und die Abgabestation. <text:span text:style-name="T3">Die Buchung wird an das System weitergeleitet, welche wiederrum eine Buchung erstellt. Dabei ist die Buchung als eine Datenbank zu verstehen, welche abgleicht, ob die vom Nutzer gemachten Buchungsoptionen möglich sind. Wenn die Buchung nicht möglich ist (weil beispielsweise der Autotyp nicht verfügbar ist), so befindet sich der Nutzer in einer Schleife und muss seine Buchung so lange umändern, bis die Datenbank und das System eine valide Buchung zurückgibt. </text:span><text:span text:style-name="T4">Die Buchungsdatenbank schickt dem System eine Nachricht, dass die Buchungsmöglichkeit besteht und das System sendet eine Nachricht an den Nutzer, dass die Buchung bestätigt wurde. Danach sendet das System eine Mail mit der Buchung an den Nutz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10:50:57.779000000</meta:creation-date>
    <dc:date>2024-12-08T11:15:35.186000000</dc:date>
    <meta:editing-duration>PT24M36S</meta:editing-duration>
    <meta:editing-cycles>7</meta:editing-cycles>
    <meta:generator>LibreOffice/24.8.3.2$Windows_X86_64 LibreOffice_project/48a6bac9e7e268aeb4c3483fcf825c94556d9f92</meta:generator>
    <meta:document-statistic meta:table-count="0" meta:image-count="0" meta:object-count="0" meta:page-count="1" meta:paragraph-count="5" meta:word-count="289" meta:character-count="1976" meta:non-whitespace-character-count="1692"/>
  </office:meta>
</office:document-meta>
</file>